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947f" officeooo:paragraph-rsid="0014947f"/>
    </style:style>
    <style:style style:name="P2" style:family="paragraph" style:parent-style-name="Standard">
      <style:paragraph-properties fo:text-align="center" style:justify-single-word="false"/>
      <style:text-properties officeooo:rsid="0014947f" officeooo:paragraph-rsid="0014947f"/>
    </style:style>
    <style:style style:name="P3" style:family="paragraph" style:parent-style-name="Standard">
      <style:text-properties officeooo:rsid="0018bcbe" officeooo:paragraph-rsid="0018bcbe"/>
    </style:style>
    <style:style style:name="P4" style:family="paragraph" style:parent-style-name="Standard">
      <style:text-properties officeooo:rsid="0014947f" officeooo:paragraph-rsid="0014947f"/>
    </style:style>
    <style:style style:name="P5" style:family="paragraph" style:parent-style-name="Standard">
      <style:text-properties officeooo:rsid="0014947f" officeooo:paragraph-rsid="001c4de3"/>
    </style:style>
    <style:style style:name="P6" style:family="paragraph" style:parent-style-name="Standard">
      <style:text-properties officeooo:rsid="0014947f" officeooo:paragraph-rsid="001e8102"/>
    </style:style>
    <style:style style:name="P7" style:family="paragraph" style:parent-style-name="Standard">
      <style:text-properties officeooo:rsid="0014947f" officeooo:paragraph-rsid="00232878"/>
    </style:style>
    <style:style style:name="T1" style:family="text">
      <style:text-properties fo:font-weight="bold" style:font-weight-asian="bold" style:font-weight-complex="bold"/>
    </style:style>
    <style:style style:name="T2" style:family="text">
      <style:text-properties fo:font-weight="bold" officeooo:rsid="001ae3d5" style:font-weight-asian="bold" style:font-weight-complex="bold"/>
    </style:style>
    <style:style style:name="T3" style:family="text">
      <style:text-properties fo:font-weight="bold" officeooo:rsid="001c4de3" style:font-weight-asian="bold" style:font-weight-complex="bold"/>
    </style:style>
    <style:style style:name="T4" style:family="text">
      <style:text-properties fo:font-weight="bold" officeooo:rsid="001e8102" style:font-weight-asian="bold" style:font-weight-complex="bold"/>
    </style:style>
    <style:style style:name="T5" style:family="text">
      <style:text-properties officeooo:rsid="0019a65d"/>
    </style:style>
    <style:style style:name="T6" style:family="text">
      <style:text-properties officeooo:rsid="001a6e9b"/>
    </style:style>
    <style:style style:name="T7" style:family="text">
      <style:text-properties officeooo:rsid="001ae3d5"/>
    </style:style>
    <style:style style:name="T8" style:family="text">
      <style:text-properties officeooo:rsid="001c4de3"/>
    </style:style>
    <style:style style:name="T9" style:family="text">
      <style:text-properties officeooo:rsid="001dfe4b"/>
    </style:style>
    <style:style style:name="T10" style:family="text">
      <style:text-properties officeooo:rsid="001e8102"/>
    </style:style>
    <style:style style:name="T11" style:family="text">
      <style:text-properties officeooo:rsid="001ed4bb"/>
    </style:style>
    <style:style style:name="T12" style:family="text">
      <style:text-properties officeooo:rsid="001f6b69"/>
    </style:style>
    <style:style style:name="T13" style:family="text">
      <style:text-properties officeooo:rsid="001f7d1c"/>
    </style:style>
    <style:style style:name="T14" style:family="text">
      <style:text-properties officeooo:rsid="00212a96"/>
    </style:style>
    <style:style style:name="T15" style:family="text">
      <style:text-properties officeooo:rsid="00232878"/>
    </style:style>
    <style:style style:name="T16" style:family="text">
      <style:text-properties officeooo:rsid="002524f1"/>
    </style:style>
    <style:style style:name="T17" style:family="text">
      <style:text-properties officeooo:rsid="00265e77"/>
    </style:style>
    <style:style style:name="T18" style:family="text">
      <style:text-properties officeooo:rsid="00283e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vid Holmes</text:p>
      <text:p text:style-name="P2">310 East Forest Drive</text:p>
      <text:p text:style-name="P2">Raleigh, NC 27605</text:p>
      <text:p text:style-name="P2">(919) 880-8589</text:p>
      <text:p text:style-name="P2">david.geo.holmes@gmail.com</text:p>
      <text:p text:style-name="P2"/>
      <text:p text:style-name="P1">PROFESSIONAL GOALS</text:p>
      <text:p text:style-name="P1"><text:tab/>Teach physics at the High School or College level.</text:p>
      <text:p text:style-name="P1"><text:tab/>Modernize physics curriculum.</text:p>
      <text:p text:style-name="P1"><text:tab/>Apply computing to education generally, and physics in particular.</text:p>
      <text:p text:style-name="P1"/>
      <text:p text:style-name="P1">EDUCATION</text:p>
      <text:p text:style-name="P1"><text:tab/><text:span text:style-name="T1">First Class Bachelor of Arts in Natural Science Physics from University of Oxford</text:span> with specializations in Theoretical Physics, and Modern Optics and Laser Physics. The Oxford University program is a 3-year course based on a tutorial system with an emphasis on Mathematical Physics. My practical work was singled out for special praise by the examiners. </text:p>
      <text:p text:style-name="P5"><text:tab/><text:span text:style-name="T1">Continuing studies in Physics, Mathematics </text:span><text:span text:style-name="T3">and Computing</text:span><text:span text:style-name="T1">.</text:span> I have always maintained and extended my knowledge and skills in physics with a view to either returning to a more academic setting, or teaching and mentoring. <text:span text:style-name="T8">I usually self-study using books and on-line resources such as Stanford ONLINE and MIT OpenCourseWare, but have also taken classes at UNC e.g., Linear Algebra. I recently completed “Functional Programming Principles in Scala” on Coursera and was awarded 100% with distinction. <text:s/></text:span>A central theme in my studies has been to make the geometrical aspects of physics more explicit through better mathematical notation. This would make it more accessible to a younger audience and accelerate their learning. In 2013 I <text:span text:style-name="T9">combined my physics and computing knowledge by </text:span>implement<text:span text:style-name="T9">ing</text:span> a website that allows <text:span text:style-name="T9">a</text:span> student to create mathematical physics simulations using the Python programming language running in a web browser.</text:p>
      <text:p text:style-name="P5"><text:tab/><text:span text:style-name="T1">Mentoring preparation in AP Physics and High School Mathematics. </text:span>In 2013 I began focused preparation for tutoring students in the traditional High School curriculum, and with attention to the Common Core and Next Generation Science Standards. <text:span text:style-name="T14">Through the WyzAnt on-line tutoring system I became approved to teach Algebra through Calculus, as well as Physics.</text:span> </text:p>
      <text:p text:style-name="P5"><text:tab/><text:span text:style-name="T1">NCSU Modeling Physics.</text:span> Audited class given by Matt Greenwolfe <text:span text:style-name="T11">for physics teachers. Since then I have tried to incorporate modeling-based approaches and constructivism into my own perspective.</text:span></text:p>
      <text:p text:style-name="P1"><text:span text:style-name="T1"><text:tab/>Self-taught Software Architect and Computer Programmer.</text:span> I learned to program in a scientific setting at the Royal Signals and Radar Establishment in the U.K. <text:span text:style-name="T15">Over time </text:span>I <text:span text:style-name="T15">have taught myself to be </text:span>proficient with low-level languages such as C and C++, scientific/academic languages such as Fortran and Python, and commercial languages such as Java, Scala and JavaScript. <text:span text:style-name="T11">Through various projects I have learned elements of Computer Science including data structures and algorithms, object oriented and functional programming, and have mastered several generations of computing technologies.</text:span></text:p>
      <text:p text:style-name="P1"/>
      <text:p text:style-name="P1">EXPERIENCE</text:p>
      <text:p text:style-name="P6"><text:tab/><text:span text:style-name="T4">Professional Software Architect.</text:span><text:span text:style-name="T10"> I started my own software consulting company in Chicago. After growing the company I later sold the practice to my partner. </text:span>I have <text:span text:style-name="T12">since </text:span>worked for several large companies including <text:span text:style-name="T13">Anderson Consulting, </text:span>TIBCO, <text:span text:style-name="T12">Red Hat, </text:span>Thomson Reuters and Amplify, <text:span text:style-name="T14">and principally as an architect or team leader</text:span>. <text:span text:style-name="T13">Through working in large and small companies I have studied and come to understand the different ways in which such bodies can organize and operate effectively. My most recent employments have involved startup environments and mentoring roles with relatively young and inexperienced, but talented, developers.</text:span></text:p>
      <text:p text:style-name="P7"><text:soft-page-break/><text:tab/><text:span text:style-name="T1">Architect </text:span><text:span text:style-name="T2">for (</text:span><text:span text:style-name="T1">Bill and Melinda Gates </text:span><text:span text:style-name="T2">Foundation)</text:span><text:span text:style-name="T1"> K-12 Education Software Platform.</text:span> In 2012 I worked for the educational hardware/software provider Wireless Generation (now Amplify) on the development of a national project to provide a K-12 repository as the foundation for personalized learning. I was an architect <text:span text:style-name="T15">working with project and product managers as well as a </text:span>team leader. <text:span text:style-name="T15">On the strength of my ability to communicate effectively as well as understand technical ideas</text:span>, <text:span text:style-name="T15">I was selected as the</text:span> liaison <text:span text:style-name="T15">between Wireless Generation and </text:span>external standards organizations.</text:p>
      <text:p text:style-name="P1"><text:tab/><text:span text:style-name="T1">Tutoring students at High School and College levels.</text:span> I have tutored students on an ad-hoc basis, usually in some form of crisis situation. I pride myself on my patience with students, born of a belief that they can su<text:span text:style-name="T18">rmount the obstacles they encounter </text:span>and my ability to present subjects from multiple perspectives. </text:p>
      <text:p text:style-name="P1"><text:tab/><text:span text:style-name="T1">Citizen Schools volunteer in Durham, NC.</text:span> I <text:span text:style-name="T5">volunteered</text:span> in a Middle School program for "turnaround schools" to teach game programming. The experience involved preparing a course as well as lesson planning, execution <text:span text:style-name="T5">and extra-curricular visits</text:span>. Students presented their games at completion. The underlying idea is to foster engagement. It was very gratifying to work with the students and I enjoyed seeing the thrill they would get as I helped them make links between their mathematical studies and game programming.</text:p>
      <text:p text:style-name="P1"><text:span text:style-name="T1"><text:tab/>Architect and developer of on-line Geometry-Zen educational software. </text:span>I have a conviction that programming should be part of the modern day curriculum, not just because it is <text:span text:style-name="T16">considered </text:span>a 21st-century skill, but for the benefit it has in <text:span text:style-name="T6">fostering the </text:span>learning <text:span text:style-name="T6">of </text:span>mathematical and physical concepts. In 2013 I created a programming environment that allows a student to perform 2- and 3-D simulations using only a web browser. The program uses Python as the user language and was extended so that Geometric Algebra and Units of Measure could be programmed in a natural way. I have used the program with students as young as 9 years-old and it is currently used all over the world.</text:p>
      <text:p text:style-name="P1"><text:tab/><text:span text:style-name="T1">skulpt contributor and Google Summer of Code mentor. </text:span>I am a contributor to the skulpt open source project that is used by universities to teach Python programming in Computer Science. I was recently invited, and have accepted the invitation, to become a mentor on the Google Summer of Code program. </text:p>
      <text:p text:style-name="P1"><text:tab/><text:span text:style-name="T1">Student Pilot, Royal Air Force. </text:span>I was awarded <text:span text:style-name="T7">a gliding and </text:span>flying scholarship <text:span text:style-name="T7">while at school</text:span> and ultimately joined the Royal Air Force. I attended the Officer training at RAF College Cranwell and went on to train as a pilot. <text:span text:style-name="T17">The training prepares cadets for the responsibilities and duties of an Officer, provides education on history and current affairs, and develops leadership skills and self-discipline. As a student I leaned to fly jets solo, including navigation, aerobatics, night and formation flying. Although I elected to leave the RAF before being completing the advanced training, the lessons of thorough preparation and the value of practice have endured to this day.</text:span></text:p>
      <text:p text:style-name="P1"/>
      <text:p text:style-name="P1">INTERESTS</text:p>
      <text:p text:style-name="P1"><text:tab/><text:span text:style-name="T1">Running, Swimming, Cycling.</text:span> I have competed in Olympic-distance triathlon and ran the Boston Marathon in 2010. I continue to run and swim for fitness and pleasure. </text:p>
      <text:p text:style-name="P1"><text:s text:c="4"/><text:tab/><text:span text:style-name="T1">Theoretical Physics. </text:span>Whenever I have free time I study physics. I occasionally read historical accounts and find them very valuable, but mostly like to learn new theories and mathematical techniques. </text:p>
      <text:p text:style-name="P1"/>
      <text:p text:style-name="P3">REFERENCES</text:p>
      <text:p text:style-name="P3"><text:tab/><text:span text:style-name="T1">Steven Peha. </text:span>A independent educational consultant and colleague on the Bill and Melinda Gates K-12 Educational Software Platform.</text:p>
      <text:p text:style-name="P3"><text:tab/><text:span text:style-name="T1">Kimberley Swoboda.</text:span> A teacher in the Durham school system. Kimberley was my co-teacher and mentor in the Citizen Schools program.</text:p>
      <text:p text:style-name="P3"><text:tab/><text:span text:style-name="T1">Dorothea Erxleben.</text:span> A student at NCSU that I helped with Classical Mechanics.</text:p>
      <text:p text:style-name="P3"/>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56:46.419374099</meta:creation-date>
    <meta:generator>LibreOffice/4.1.3.2$Linux_X86_64 LibreOffice_project/410m0$Build-2</meta:generator>
    <dc:date>2014-02-28T12:58:35.809871240</dc:date>
    <dc:creator>David Holmes</dc:creator>
    <meta:editing-duration>PT1H37M11S</meta:editing-duration>
    <meta:editing-cycles>18</meta:editing-cycles>
    <meta:document-statistic meta:table-count="0" meta:image-count="0" meta:object-count="0" meta:page-count="3" meta:paragraph-count="30" meta:word-count="1094" meta:character-count="7134" meta:non-whitespace-character-count="6039"/>
  </office:meta>
</office:document-meta>
</file>